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98cm" fo:margin-left="0cm" fo:margin-top="0cm" fo:margin-bottom="0cm" table:align="left" style:writing-mode="lr-tb"/>
    </style:style>
    <style:style style:name="Таблица1.A" style:family="table-column">
      <style:table-column-properties style:column-width="9.0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1.4" style:family="table-row">
      <style:table-row-properties style:min-row-height="1.039cm" fo:keep-together="auto"/>
    </style:style>
    <style:style style:name="Таблица2" style:family="table">
      <style:table-properties style:width="18.135cm" fo:margin-left="0.018cm" fo:margin-top="0cm" fo:margin-bottom="0cm" table:align="left" style:writing-mode="lr-tb"/>
    </style:style>
    <style:style style:name="Таблица2.A" style:family="table-column">
      <style:table-column-properties style:column-width="0.683cm"/>
    </style:style>
    <style:style style:name="Таблица2.B" style:family="table-column">
      <style:table-column-properties style:column-width="1.289cm"/>
    </style:style>
    <style:style style:name="Таблица2.C" style:family="table-column">
      <style:table-column-properties style:column-width="1.233cm"/>
    </style:style>
    <style:style style:name="Таблица2.D" style:family="table-column">
      <style:table-column-properties style:column-width="1.482cm"/>
    </style:style>
    <style:style style:name="Таблица2.E" style:family="table-column">
      <style:table-column-properties style:column-width="3.921cm"/>
    </style:style>
    <style:style style:name="Таблица2.F" style:family="table-column">
      <style:table-column-properties style:column-width="4.905cm"/>
    </style:style>
    <style:style style:name="Таблица2.G" style:family="table-column">
      <style:table-column-properties style:column-width="4.621cm"/>
    </style:style>
    <style:style style:name="Таблица2.1" style:family="table-row">
      <style:table-row-properties style:min-row-height="0.423cm" fo:keep-together="auto"/>
    </style:style>
    <style:style style:name="Таблица2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2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2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2.3" style:family="table-row">
      <style:table-row-properties style:min-row-height="0.411cm" fo:keep-together="auto"/>
    </style:style>
    <style:style style:name="Таблица2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.4" style:family="table-row">
      <style:table-row-properties style:min-row-height="12.702cm" fo:keep-together="auto"/>
    </style:style>
    <style:style style:name="P1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4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17" style:family="paragraph" style:parent-style-name="Standard">
      <style:paragraph-properties fo:line-height="0.406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19" style:family="paragraph" style:parent-style-name="Standard">
      <style:paragraph-properties fo:line-height="0.353cm"/>
    </style:style>
    <style:style style:name="P20" style:family="paragraph" style:parent-style-name="Standard">
      <style:paragraph-properties fo:margin-left="5.175cm" fo:margin-right="0cm" fo:text-indent="0cm" style:auto-text-indent="false"/>
    </style:style>
    <style:style style:name="P21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22" style:family="paragraph" style:parent-style-name="Standard">
      <style:paragraph-properties fo:margin-left="0.695cm" fo:margin-right="0cm" fo:text-indent="0cm" style:auto-text-indent="false"/>
    </style:style>
    <style:style style:name="P23" style:family="paragraph" style:parent-style-name="Standard">
      <style:paragraph-properties fo:margin-left="0.695cm" fo:margin-right="0cm" fo:text-indent="0cm" style:auto-text-indent="false"/>
      <style:text-properties officeooo:paragraph-rsid="001d05e8"/>
    </style:style>
    <style:style style:name="P24" style:family="paragraph" style:parent-style-name="Standard">
      <style:paragraph-properties fo:margin-left="0cm" fo:margin-right="0cm" fo:line-height="0.353cm" fo:text-indent="0cm" style:auto-text-indent="false"/>
    </style:style>
    <style:style style:name="P25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officeooo:paragraph-rsid="001f0185" style:font-name-asian="Times New Roman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282cm" fo:margin-right="0cm" fo:text-indent="0cm" style:auto-text-indent="false"/>
    </style:style>
    <style:style style:name="P27" style:family="paragraph" style:parent-style-name="Standard">
      <style:paragraph-properties fo:margin-left="0.282cm" fo:margin-right="0cm" fo:text-indent="0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282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  <style:text-properties officeooo:paragraph-rsid="001d05e8"/>
    </style:style>
    <style:style style:name="P31" style:family="paragraph" style:parent-style-name="Standard" style:master-page-name="Standard">
      <style:paragraph-properties fo:margin-left="3.129cm" fo:margin-right="0cm" fo:text-indent="0cm" style:auto-text-indent="false" style:page-number="auto">
        <style:tab-stops>
          <style:tab-stop style:position="11.77cm"/>
        </style:tab-stops>
      </style:paragraph-properties>
    </style:style>
    <style:style style:name="P32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 style:list-style-name="WWNum8">
      <style:paragraph-properties fo:line-height="0.353cm"/>
    </style:style>
    <style:style style:name="P35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36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 style:list-style-name="WWNum7">
      <style:paragraph-properties fo:line-height="0.45cm"/>
    </style:style>
    <style:style style:name="P38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9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0" style:family="paragraph" style:parent-style-name="Standard">
      <style:paragraph-properties fo:margin-left="0.088cm" fo:margin-right="0cm" fo:text-indent="0cm" style:auto-text-indent="false">
        <style:tab-stops>
          <style:tab-stop style:position="0.624cm"/>
        </style:tab-stops>
      </style:paragraph-properties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P41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2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43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44" style:family="paragraph" style:parent-style-name="Standard">
      <style:paragraph-properties fo:margin-left="0.695cm" fo:margin-right="0cm" fo:text-indent="0cm" style:auto-text-indent="false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5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7" style:family="paragraph" style:parent-style-name="Standard" style:master-page-name="Converted1">
      <style:paragraph-properties fo:margin-left="0cm" fo:margin-right="0.423cm" fo:line-height="91%" fo:text-indent="0cm" style:auto-text-indent="false" style:page-number="auto"/>
    </style:style>
    <style:style style:name="P48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49" style:family="paragraph" style:parent-style-name="Standard">
      <style:paragraph-properties fo:margin-left="0.018cm" fo:margin-right="0cm" fo:line-height="91%" fo:text-indent="-0.018cm" style:auto-text-indent="false">
        <style:tab-stops>
          <style:tab-stop style:position="0.63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18cm" fo:margin-right="0cm" fo:line-height="91%" fo:text-indent="-0.018cm" style:auto-text-indent="false">
        <style:tab-stops>
          <style:tab-stop style:position="0.635cm"/>
        </style:tab-stops>
      </style:paragraph-properties>
      <style:text-properties fo:font-size="10pt" fo:font-weight="bold" officeooo:paragraph-rsid="001f0185" style:font-name-asian="Times New Roman1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line-height="91%" fo:text-indent="0cm" style:auto-text-indent="false">
        <style:tab-stops>
          <style:tab-stop style:position="0.635cm"/>
        </style:tab-stops>
      </style:paragraph-properties>
      <style:text-properties fo:font-size="10pt" fo:font-weight="bold" officeooo:paragraph-rsid="001f0185" style:font-name-asian="Times New Roman1" style:font-size-asian="10pt" style:font-weight-asian="bold" style:font-size-complex="10pt" style:font-weight-complex="bold"/>
    </style:style>
    <style:style style:name="P53" style:family="paragraph" style:parent-style-name="Standard" style:list-style-name="WWNum5">
      <style:paragraph-properties fo:margin-left="0.035cm" fo:margin-right="1.094cm" fo:line-height="115%" fo:text-indent="-0.016cm" style:auto-text-indent="false" fo:break-before="page">
        <style:tab-stops>
          <style:tab-stop style:position="0.653cm"/>
        </style:tab-stops>
      </style:paragraph-properties>
    </style:style>
    <style:style style:name="P54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55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6" style:family="paragraph" style:parent-style-name="Standard">
      <style:paragraph-properties fo:margin-left="0.282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7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58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59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60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61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6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3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65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66" style:family="paragraph" style:parent-style-name="Standard">
      <style:paragraph-properties fo:margin-left="4.265cm" fo:margin-right="0cm" fo:margin-top="0cm" fo:margin-bottom="0.007cm" loext:contextual-spacing="false" fo:line-height="197%" fo:text-align="end" style:justify-single-word="false" fo:text-indent="-3.26cm" style:auto-text-indent="false"/>
      <style:text-properties officeooo:paragraph-rsid="001f8493"/>
    </style:style>
    <style:style style:name="P67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/>
      <style:text-properties fo:font-size="10pt" officeooo:paragraph-rsid="001f8493" style:font-name-asian="Times New Roman1" style:font-size-asian="10pt" style:font-size-complex="10pt"/>
    </style:style>
    <style:style style:name="P68" style:family="paragraph" style:parent-style-name="Standard">
      <style:paragraph-properties fo:margin-left="8.447cm" fo:margin-right="0cm" fo:margin-top="0cm" fo:margin-bottom="0cm" loext:contextual-spacing="false" fo:line-height="201%" fo:text-align="center" style:justify-single-word="false" fo:text-indent="-0.018cm" style:auto-text-indent="false"/>
      <style:text-properties officeooo:paragraph-rsid="001f8493"/>
    </style:style>
    <style:style style:name="P69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Times New Roman1" style:font-size-asian="10pt" style:font-size-complex="10pt"/>
    </style:style>
    <style:style style:name="T4" style:family="text">
      <style:text-properties fo:font-size="10pt" officeooo:rsid="001f8493" style:font-name-asian="Times New Roman1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f0185" style:font-name-asian="Times New Roman1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f8493" style:font-name-asian="Times New Roman1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1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d05e8" style:font-name-asian="Times New Roman1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13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none" style:font-name-asian="Times New Roman1" style:font-size-asian="10pt" style:font-size-complex="10pt"/>
    </style:style>
    <style:style style:name="T15" style:family="text">
      <style:text-properties fo:font-size="10pt" fo:letter-spacing="-0.002cm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6" style:family="text">
      <style:text-properties fo:font-size="10pt" fo:letter-spacing="-0.004cm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7" style:family="text">
      <style:text-properties fo:font-size="10pt" fo:letter-spacing="0.069cm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fo:letter-spacing="-0.011cm" style:text-underline-style="solid" style:text-underline-width="auto" style:text-underline-color="font-color" style:font-name-asian="Times New Roman1" style:font-size-asian="10pt" style:font-size-complex="10pt"/>
    </style:style>
    <style:style style:name="T19" style:family="text">
      <style:text-properties fo:font-size="10pt" fo:letter-spacing="-0.012cm" style:text-underline-style="solid" style:text-underline-width="auto" style:text-underline-color="font-color" style:font-name-asian="Times New Roman1" style:font-size-asian="10pt" style:font-size-complex="10pt"/>
    </style:style>
    <style:style style:name="T20" style:family="text">
      <style:text-properties fo:font-size="10pt" fo:letter-spacing="-0.009cm" style:text-underline-style="solid" style:text-underline-width="auto" style:text-underline-color="font-color" style:font-name-asian="Times New Roman1" style:font-size-asian="10pt" style:font-size-complex="10pt"/>
    </style:style>
    <style:style style:name="T21" style:family="text">
      <style:text-properties fo:font-size="14.5pt" style:font-name-asian="Times New Roman1" style:font-size-asian="14.5pt" style:font-size-complex="14.5pt"/>
    </style:style>
    <style:style style:name="T22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3" style:family="text">
      <style:text-properties fo:font-size="9.5pt" style:font-name-asian="Times New Roman1" style:font-size-asian="9.5pt" style:font-size-complex="9.5pt"/>
    </style:style>
    <style:style style:name="T24" style:family="text">
      <style:text-properties fo:font-size="9.5pt" officeooo:rsid="001f8493" style:font-name-asian="Times New Roman1" style:font-size-asian="9.5pt" style:font-size-complex="9.5pt"/>
    </style:style>
    <style:style style:name="T25" style:family="text">
      <style:text-properties style:use-window-font-color="true" fo:font-size="10pt" fo:language="ru" fo:country="RU" style:text-underline-style="solid" style:text-underline-width="auto" style:text-underline-color="font-color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6" style:family="text">
      <style:text-properties style:use-window-font-color="true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27" style:family="text">
      <style:text-properties style:use-window-font-color="true" fo:font-size="10pt" fo:language="ru" fo:country="RU" style:text-underline-style="solid" style:text-underline-width="auto" style:text-underline-color="font-color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28" style:family="text">
      <style:text-properties style:use-window-font-color="true" fo:font-size="10pt" fo:language="ru" fo:country="RU" style:text-underline-style="none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use-window-font-color="true" style:font-name="Times New Roman" fo:font-size="10pt" fo:language="ru" fo:country="RU" style:text-underline-style="solid" style:text-underline-width="auto" style:text-underline-color="font-color" officeooo:rsid="001f8493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0" style:family="text">
      <style:text-properties style:use-window-font-color="true" style:font-name="Times New Roman" fo:language="ru" fo:country="RU" style:text-underline-style="solid" style:text-underline-width="auto" style:text-underline-color="font-color" style:letter-kerning="false" style:language-asian="ru" style:country-asian="RU" style:font-name-complex="Times New Roman1" style:language-complex="ar" style:country-complex="SA"/>
    </style:style>
    <style:style style:name="T31" style:family="text">
      <style:text-properties fo:font-size="9pt" style:font-name-asian="Times New Roman1" style:font-size-asian="9pt" style:font-size-complex="9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fo:font-weight="bold" style:font-weight-asian="bold"/>
    </style:style>
    <style:style style:name="T35" style:family="text">
      <style:text-properties fo:letter-spacing="-0.002cm"/>
    </style:style>
    <style:style style:name="T36" style:family="text">
      <style:text-properties fo:letter-spacing="-0.011cm"/>
    </style:style>
    <style:style style:name="T37" style:family="text">
      <style:text-properties fo:letter-spacing="-0.012cm"/>
    </style:style>
    <style:style style:name="T38" style:family="text">
      <style:text-properties fo:letter-spacing="-0.009cm"/>
    </style:style>
    <style:style style:name="T39" style:family="text">
      <style:text-properties fo:letter-spacing="-0.005cm"/>
    </style:style>
    <style:style style:name="T40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1" style:family="text">
      <style:text-properties fo:language="en" fo:country="US" fo:font-weight="bold" style:font-weight-asian="bold"/>
    </style:style>
    <style:style style:name="T42" style:family="text">
      <style:text-properties fo:letter-spacing="-0.007cm"/>
    </style:style>
    <style:style style:name="T43" style:family="text">
      <style:text-properties fo:letter-spacing="0.062cm"/>
    </style:style>
    <style:style style:name="T44" style:family="text">
      <style:text-properties officeooo:rsid="001f8493"/>
    </style:style>
    <style:style style:name="T4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46" style:family="text">
      <style:text-properties style:font-name="Times New Roman" fo:font-size="10pt" fo:language="en" fo:country="US" style:text-underline-style="solid" style:text-underline-width="auto" style:text-underline-color="font-color" fo:font-weight="bold" officeooo:rsid="00072a53" style:font-name-asian="Times New Roman1" style:font-size-asian="10pt" style:font-weight-asian="bold" style:font-name-complex="Times New Roman1" style:font-size-complex="10pt" style:font-weight-complex="bold"/>
    </style:style>
    <style:style style:name="T47" style:family="text">
      <style:text-properties style:font-name="Times New Roman" fo:font-size="10pt" fo:language="en" fo:country="US" style:font-name-asian="Times New Roman1" style:font-size-asian="10pt" style:font-name-complex="Times New Roman1" style:font-size-complex="10pt" style:font-weight-complex="bold"/>
    </style:style>
    <style:style style:name="T48" style:family="text">
      <style:text-properties style:font-name="Times New Roman" fo:font-size="10pt" fo:language="en" fo:country="US" style:text-underline-style="none" fo:font-weight="bold" officeooo:rsid="00072a53" style:font-name-asian="Times New Roman1" style:font-size-asian="10pt" style:font-weight-asian="bold" style:font-name-complex="Times New Roman1" style:font-size-complex="10pt" style:font-weight-complex="bold"/>
    </style:style>
    <style:style style:name="T49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50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5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52" style:family="text">
      <style:text-properties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53" style:family="text">
      <style:text-properties style:font-name="Times New Roman" fo:font-size="10pt" style:text-underline-style="none" fo:font-weight="bold" style:font-name-asian="Times New Roman1" style:font-size-asian="10pt" style:font-weight-asian="bold" style:font-name-complex="Times New Roman1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Отчет по лабораторной работе №10</text:span><text:span text:style-name="T2"><text:tab/></text:span><text:span text:style-name="T21">по курсу </text:span><text:span text:style-name="T22">фундаментальная информатика</text:span></text:p>
      <text:p text:style-name="P2"/>
      <text:p text:style-name="P20"><text:span text:style-name="T3">Студент группы </text:span><text:span text:style-name="T5">М8О-101Б-2</text:span><text:span text:style-name="T7">2</text:span><text:span text:style-name="T5"> </text:span><text:span text:style-name="T29">Соколова Виктория Дмитриевна</text:span><text:span text:style-name="T3">, № по списку <text:s/></text:span><text:span text:style-name="T5">2</text:span><text:span text:style-name="T7">0</text:span></text:p>
      <text:p text:style-name="P3"/>
      <text:p text:style-name="P66"><text:span text:style-name="T46">viktoriyasokolova04</text:span><text:span text:style-name="T49">@</text:span><text:span text:style-name="T45">gmail</text:span><text:span text:style-name="T49">.</text:span><text:span text:style-name="T45">com</text:span><text:span text:style-name="T49"> ,</text:span><text:span text:style-name="T52"> </text:span><text:span text:style-name="T47">telegram</text:span><text:span text:style-name="T52"> <text:s/></text:span><text:span text:style-name="T53">@</text:span><text:span text:style-name="T48">Angrytea_01</text:span><text:span text:style-name="T53"> </text:span></text:p>
      <text:p text:style-name="P21"><text:span text:style-name="T3">Работа выполнена: «</text:span><text:span text:style-name="T4">15</text:span><text:span text:style-name="T2"><text:tab/></text:span><text:span text:style-name="T23">» _</text:span><text:span text:style-name="T24">ноября</text:span><text:span text:style-name="T23">___________202___г.</text:span></text:p>
      <text:p text:style-name="P4"/>
      <text:p text:style-name="P68"><text:span text:style-name="T51">Преподаватель: </text:span><text:span text:style-name="T49">каф. 806 Крылов Сергей Сергеевич</text:span><text:span text:style-name="T51">, Входной контроль знаний с оценкой </text:span><text:span text:style-name="T50"><text:s/><text:tab/><text:tab/></text:span></text:p>
      <text:p text:style-name="P67"><text:span text:style-name="T30">Отчет сдан « <text:s text:c="2"/>15 <text:s/>» ноября <text:s/>2022 <text:s/>г., <text:s/>итоговая оценка <text:s text:c="6"/><text:tab/></text:span></text:p>
      <text:p text:style-name="P7"/>
      <text:p text:style-name="P33">Подпись преподавателя ________________</text:p>
      <text:p text:style-name="P8"/>
      <text:list xml:id="list1460195191" text:style-name="WWNum1">
        <text:list-item>
          <text:list>
            <text:list-item>
              <text:p text:style-name="P39"><text:span text:style-name="T10">Тема:</text:span><text:span text:style-name="T12"> </text:span><text:span text:style-name="T26"><text:s/>Отладчик системы программирования OC Unix <text:s text:c="14"/></text:span><text:span text:style-name="T8"><text:s text:c="87"/></text:span></text:p>
            </text:list-item>
          </text:list>
        </text:list-item>
      </text:list>
      <text:p text:style-name="P40"><text:s text:c="194"/></text:p>
      <text:p text:style-name="P10"/>
      <text:list xml:id="list253743110" text:style-name="WWNum2">
        <text:list-item>
          <text:p text:style-name="P41"><text:span text:style-name="T10">Цель работы: </text:span><text:span text:style-name="T26">Научиться отлаживать простейшие программы, написанные на языке Си <text:s text:c="63"/></text:span></text:p>
        </text:list-item>
      </text:list>
      <text:p text:style-name="P11"/>
      <text:p text:style-name="P42">_________________________________________________________________________________________________</text:p>
      <text:p text:style-name="P42">_________________________________________________________________________________________________</text:p>
      <text:p text:style-name="P42">_________________________________________________________________________________________________</text:p>
      <text:p text:style-name="P10"/>
      <text:list xml:id="list224944099471591" text:continue-numbering="true" text:style-name="WWNum2">
        <text:list-item>
          <text:p text:style-name="P41"><text:span text:style-name="T10">Задание </text:span><text:span text:style-name="T3">(</text:span><text:span text:style-name="T13">вариант №</text:span><text:span text:style-name="T12"> <text:s text:c="2"/></text:span><text:span text:style-name="T3">)</text:span><text:span text:style-name="T10">: </text:span><text:span text:style-name="T8"><text:s text:c="193"/></text:span><text:span text:style-name="T5"><text:s text:c="50"/></text:span></text:p>
        </text:list-item>
      </text:list>
      <text:p text:style-name="P11"/>
      <text:p text:style-name="P43">_________________________________________________________________________________________________</text:p>
      <text:p text:style-name="P43">_________________________________________________________________________________________________</text:p>
      <text:p text:style-name="P43">_________________________________________________________________________________________________</text:p>
      <text:p text:style-name="P43">_________________________________________________________________________________________________</text:p>
      <text:p text:style-name="P10"/>
      <text:list xml:id="list224943794730266" text:continue-numbering="true" text:style-name="WWNum2">
        <text:list-item>
          <text:p text:style-name="P45"><text:span text:style-name="T10">Оборудование </text:span><text:span text:style-name="T11">ПВЭМ студента</text:span><text:span text:style-name="T3">:</text:span></text:p>
        </text:list-item>
      </text:list>
      <text:p text:style-name="P11"/>
      <text:p text:style-name="P23"><text:span text:style-name="T8">Процессор </text:span><text:span text:style-name="Основной_20_шрифт_20_абзаца"><text:span text:style-name="T8">Intel(R) Core(TM) i5-10300H CPU @ 2.50GHz <text:s text:c="2"/>2.50 GHz</text:span></text:span><text:span text:style-name="Основной_20_шрифт_20_абзаца"><text:span text:style-name="T9"><text:tab/></text:span></text:span><text:span text:style-name="T8">с</text:span><text:span text:style-name="Основной_20_шрифт_20_абзаца"><text:span text:style-name="T15"> </text:span></text:span><text:span text:style-name="T8">ОП 31,2 ГБ ,</text:span><text:span text:style-name="Основной_20_шрифт_20_абзаца"><text:span text:style-name="T16"> </text:span></text:span><text:span text:style-name="T8">ТТН</text:span><text:span text:style-name="Основной_20_шрифт_20_абзаца"><text:span text:style-name="T9"> 512,1 ГБ</text:span></text:span><text:span text:style-name="Основной_20_шрифт_20_абзаца"><text:span text:style-name="T17"> </text:span></text:span><text:span text:style-name="T8">Встроенный монитор 15,6", FHD (1920 x 1080) 16:9, матовый, sRGB: 62.5%, Adobe: 47.1%, частота обновления: 144 Гц, IPS, Optimus</text:span></text:p>
      <text:p text:style-name="P43">Другие устройства ________________________________________________________________________________</text:p>
      <text:p text:style-name="P43">_________________________________________________________________________________________________</text:p>
      <text:p text:style-name="P10"/>
      <text:list xml:id="list224942625297070" text:continue-numbering="true" text:style-name="WWNum2">
        <text:list-item>
          <text:p text:style-name="P46">Программное обеспечение (лабораторное):</text:p>
        </text:list-item>
      </text:list>
      <text:p text:style-name="P11"/>
      <text:p text:style-name="P22"><text:span text:style-name="T3">Операционная система семейства </text:span><text:span text:style-name="T5"><text:s text:c="4"/></text:span><text:span text:style-name="T25"><text:s text:c="7"/></text:span><text:span text:style-name="T3">, наименование </text:span><text:span text:style-name="T5"><text:s text:c="17"/></text:span><text:span text:style-name="T25"><text:s text:c="16"/></text:span><text:span text:style-name="T3"><text:s/>версия </text:span><text:span text:style-name="T5"><text:s text:c="7"/></text:span><text:span text:style-name="T25"><text:s text:c="5"/></text:span></text:p>
      <text:p text:style-name="P22"><text:span text:style-name="T3">интерпретатор команд </text:span><text:span text:style-name="T5"><text:s text:c="13"/></text:span><text:span text:style-name="T25"><text:s text:c="13"/></text:span><text:span text:style-name="T3"><text:s/>версия </text:span><text:span text:style-name="T5"><text:s text:c="8"/></text:span><text:span text:style-name="T25"><text:s text:c="5"/></text:span></text:p>
      <text:p text:style-name="P22"><text:span text:style-name="T3">Система программирования </text:span><text:span text:style-name="T5"><text:s text:c="15"/></text:span><text:span text:style-name="T25"><text:s text:c="29"/></text:span><text:span text:style-name="T14"><text:s/></text:span><text:span text:style-name="T3">версия </text:span><text:span text:style-name="T5"><text:s text:c="23"/></text:span></text:p>
      <text:p text:style-name="P22"><text:span text:style-name="T3">Редактор текстов </text:span><text:span text:style-name="T5"><text:s text:c="19"/></text:span><text:span text:style-name="T25"><text:s text:c="72"/></text:span><text:span text:style-name="T28"><text:s/></text:span><text:span text:style-name="T14">версия</text:span><text:span text:style-name="T3"> </text:span><text:span text:style-name="T5"><text:s text:c="10"/></text:span><text:span text:style-name="T25"><text:s text:c="22"/></text:span></text:p>
      <text:p text:style-name="P22"><text:span text:style-name="T3">Утилиты операционной системы <text:s/></text:span><text:span text:style-name="T5"><text:s text:c="17"/></text:span><text:span text:style-name="T25"><text:s text:c="101"/></text:span></text:p>
      <text:p text:style-name="P43">_________________________________________________________________________________________________</text:p>
      <text:p text:style-name="P22"><text:span text:style-name="T3">Прикладные системы и программы</text:span><text:span text:style-name="T5"> <text:s text:c="5"/></text:span><text:span text:style-name="T8"><text:s text:c="131"/></text:span></text:p>
      <text:p text:style-name="P22"><text:span text:style-name="T3">Местонахождение и имена файлов программ и </text:span><text:span text:style-name="T14">данных</text:span><text:span text:style-name="T25"> <text:s text:c="77"/></text:span></text:p>
      <text:p text:style-name="P43">_________________________________________________________________________________________________</text:p>
      <text:p text:style-name="P10"/>
      <text:p text:style-name="P44">Программное обеспечение ЭВМ студента, если использовалось:</text:p>
      <text:p text:style-name="P11"/>
      <text:p text:style-name="P30">Операционная<text:span text:style-name="T38"> </text:span>система<text:span text:style-name="T39"> </text:span>семейства <text:span text:style-name="T40">Linux</text:span><text:span text:style-name="T32"><text:tab/></text:span>,<text:span text:style-name="T42"> </text:span>наименование <text:span text:style-name="T32"><text:s/></text:span><text:span text:style-name="T40">Linux</text:span><text:span text:style-name="T33"> </text:span><text:span text:style-name="T40">Ubuntu</text:span><text:span text:style-name="T32"> версия 22.04.01 </text:span>интерпретатор<text:span text:style-name="T43"> </text:span>команд <text:s/><text:span text:style-name="T40">bash</text:span><text:span text:style-name="T32"><text:tab/></text:span>версия <text:span text:style-name="T32"><text:s/></text:span><text:span text:style-name="T33">5.1.16 <text:s text:c="58"/></text:span>Система<text:span text:style-name="T38"> </text:span>программирования<text:span text:style-name="T32"><text:tab/><text:tab/></text:span>версия<text:span text:style-name="T32"><text:tab/></text:span> Редактор<text:span text:style-name="T37"> </text:span>текстов <text:span text:style-name="T41">nano</text:span><text:span text:style-name="T32"><text:tab/></text:span>версия <text:span text:style-name="T34">6.2</text:span><text:span text:style-name="T32"><text:tab/></text:span> Утилиты операционной системы <text:s/><text:span text:style-name="T32"><text:s/><text:tab/><text:tab/></text:span></text:p>
      <text:p text:style-name="P30">Прикладные<text:span text:style-name="T37"> </text:span>системы<text:span text:style-name="T36"> </text:span>и<text:span text:style-name="T36"> </text:span>программы <text:span text:style-name="T35"><text:s/></text:span><text:span text:style-name="T32"><text:s/><text:tab/></text:span></text:p>
      <text:p text:style-name="P23"><text:span text:style-name="T5">Местонахождение</text:span><text:span text:style-name="T18"> </text:span><text:span text:style-name="T5">и</text:span><text:span text:style-name="T19"> </text:span><text:span text:style-name="T5">имена</text:span><text:span text:style-name="T18"> </text:span><text:span text:style-name="T5">файлов</text:span><text:span text:style-name="T18"> </text:span><text:span text:style-name="T5">программ</text:span><text:span text:style-name="T19"> </text:span><text:span text:style-name="T5">и</text:span><text:span text:style-name="T18"> </text:span><text:span text:style-name="T5">данных</text:span><text:span text:style-name="T18"> </text:span><text:span text:style-name="T5">на</text:span><text:span text:style-name="T19"> </text:span><text:span text:style-name="T5">домашнем</text:span><text:span text:style-name="T20"> </text:span><text:span text:style-name="T5">компьютере </text:span><text:span text:style-name="T3"><text:s/></text:span><text:span text:style-name="T27"><text:s text:c="79"/></text:span></text:p>
      <text:p text:style-name="P43">_________________________________________________________________________________________________</text:p>
      <text:p text:style-name="P47"><text:span text:style-name="T10">6. Идея, метод, алгоритм </text:span><text:span text:style-name="T31">решения задачи</text:span><text:span text:style-name="T10"> </text:span><text:span text:style-name="T31">(в формах:</text:span><text:span text:style-name="T10"> </text:span><text:span text:style-name="T31">словесной,</text:span><text:span text:style-name="T10"> </text:span><text:span text:style-name="T31">псевдокода,</text:span><text:span text:style-name="T10"> </text:span><text:span text:style-name="T31">графической</text:span><text:span text:style-name="T10"> </text:span><text:span text:style-name="T31">[блок-схема,</text:span><text:span text:style-name="T10"> </text:span><text:span text:style-name="T31">диаграмма,</text:span><text:span text:style-name="T10"> </text:span><text:span text:style-name="T31">рисунок,</text:span><text:span text:style-name="T10"> </text:span><text:span text:style-name="T31">таблица] или формальные спецификации с пред- и постусловиями)</text:span></text:p>
      <text:p text:style-name="P19"/>
      <text:list xml:id="list4257935044" text:style-name="WWNum8">
        <text:list-item>
          <text:p text:style-name="P34">Скомпилируем исходную программу с помощью ключа компилятора -g</text:p>
        </text:list-item>
        <text:list-item>
          <text:p text:style-name="P34">Введем данные, приводящие к ошибке. Проделаем все действия отладки над программой.</text:p>
        </text:list-item>
      </text:list>
      <text:p text:style-name="P13"/>
      <text:p text:style-name="P13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Команда gdb</text:p>
          </table:table-cell>
          <table:table-cell table:style-name="Таблица1.B1" office:value-type="string">
            <text:p text:style-name="Table_20_Contents">Описание команды</text:p>
          </table:table-cell>
        </table:table-row>
        <table:table-row table:style-name="Таблица1.1">
          <table:table-cell table:style-name="Таблица1.A2" office:value-type="string">
            <text:p text:style-name="P69">help [раздел]</text:p>
          </table:table-cell>
          <table:table-cell table:style-name="Таблица1.B2" office:value-type="string">
            <text:p text:style-name="P69">Подсказка по разделу отладчика. Без параметров выводит список разделов.</text:p>
          </table:table-cell>
        </table:table-row>
        <table:table-row table:style-name="Таблица1.1">
          <table:table-cell table:style-name="Таблица1.A2" office:value-type="string">
            <text:p text:style-name="P69">list [имя фукнции/файла:] [номер строки]</text:p>
          </table:table-cell>
          <table:table-cell table:style-name="Таблица1.B2" office:value-type="string">
            <text:p text:style-name="P69">Распечатка текста функции/процедуры/файла или всей программы, начиная с указанной строки. По умолчанию распечатываются 10 строк программы. Распечатываемый файл становится текущим файлом исходного текста отлаживаемой программы.</text:p>
          </table:table-cell>
        </table:table-row>
        <table:table-row table:style-name="Таблица1.4">
          <table:table-cell table:style-name="Таблица1.A2" office:value-type="string">
            <text:p text:style-name="P69">break [номер строки/имя функции]</text:p>
          </table:table-cell>
          <table:table-cell table:style-name="Таблица1.B2" office:value-type="string">
            <text:p text:style-name="P69">Задание точки остановки на строке/функции текущего исходного файла программы</text:p>
          </table:table-cell>
        </table:table-row>
        <table:table-row table:style-name="Таблица1.1">
          <table:table-cell table:style-name="Таблица1.A2" office:value-type="string">
            <text:p text:style-name="P69">run [параметры]</text:p>
          </table:table-cell>
          <table:table-cell table:style-name="Таблица1.B2" office:value-type="string">
            <text:p text:style-name="P69">Запуск программы на выполнение. Могут указываться необязательные параметры командной строки и операции перенаправления ввода-вывода. gdb запоминает параметры и подставляет их для дальнейших вызовах run.</text:p>
          </table:table-cell>
        </table:table-row>
        <table:table-row table:style-name="Таблица1.1">
          <table:table-cell table:style-name="Таблица1.A2" office:value-type="string">
            <text:p text:style-name="P69">set args [параметры]</text:p>
          </table:table-cell>
          <table:table-cell table:style-name="Таблица1.B2" office:value-type="string">
            <text:p text:style-name="P69">Предварительная установка параметров командной строки.</text:p>
          </table:table-cell>
        </table:table-row>
        <table:table-row table:style-name="Таблица1.1">
          <table:table-cell table:style-name="Таблица1.A2" office:value-type="string">
            <text:p text:style-name="P69">show args</text:p>
          </table:table-cell>
          <table:table-cell table:style-name="Таблица1.B2" office:value-type="string">
            <text:p text:style-name="P69">Вывод параметров командной строки.</text:p>
          </table:table-cell>
        </table:table-row>
        <table:table-row table:style-name="Таблица1.1">
          <table:table-cell table:style-name="Таблица1.A2" office:value-type="string">
            <text:p text:style-name="P69">print [выражение]</text:p>
          </table:table-cell>
          <table:table-cell table:style-name="Таблица1.B2" office:value-type="string">
            <text:p text:style-name="P69">Печать значения выражения, которое может включать и переменные, и вызовы функций программы.</text:p>
          </table:table-cell>
        </table:table-row>
        <table:table-row table:style-name="Таблица1.1">
          <table:table-cell table:style-name="Таблица1.A2" office:value-type="string">
            <text:p text:style-name="P69">next [n]</text:p>
          </table:table-cell>
          <table:table-cell table:style-name="Таблица1.B2" office:value-type="string">
            <text:p text:style-name="P69">Выполнение очередной строки программы при пошаговой трассировке (процедуры и функции не трассируются, а выполняются за один такт). Необязательный параметр n указывает число строк программы для выполнения. По умолчанию n = 1.</text:p>
          </table:table-cell>
        </table:table-row>
        <table:table-row table:style-name="Таблица1.1">
          <table:table-cell table:style-name="Таблица1.A2" office:value-type="string">
            <text:p text:style-name="P69">step [n]</text:p>
          </table:table-cell>
          <table:table-cell table:style-name="Таблица1.B2" office:value-type="string">
            <text:p text:style-name="P69">Выполнение очередной строки программы (с трассировкой процедур и функций). Перед выполнением next/step программа должна быть запущена командой run.</text:p>
          </table:table-cell>
        </table:table-row>
        <table:table-row table:style-name="Таблица1.1">
          <table:table-cell table:style-name="Таблица1.A2" office:value-type="string">
            <text:p text:style-name="P69">set var [имя] = [выражение]</text:p>
          </table:table-cell>
          <table:table-cell table:style-name="Таблица1.B2" office:value-type="string">
            <text:p text:style-name="P69">Присваивание значения переменной.</text:p>
          </table:table-cell>
        </table:table-row>
        <table:table-row table:style-name="Таблица1.1">
          <table:table-cell table:style-name="Таблица1.A2" office:value-type="string">
            <text:p text:style-name="P69">pytype [имя переменной]</text:p>
          </table:table-cell>
          <table:table-cell table:style-name="Таблица1.B2" office:value-type="string">
            <text:p text:style-name="P69">Выводит тип переменной.</text:p>
          </table:table-cell>
        </table:table-row>
        <table:table-row table:style-name="Таблица1.1">
          <table:table-cell table:style-name="Таблица1.A2" office:value-type="string">
            <text:p text:style-name="P69">backtrace или bt</text:p>
          </table:table-cell>
          <table:table-cell table:style-name="Таблица1.B2" office:value-type="string">
            <text:p text:style-name="P69">Распечатка содержимого стека вызовов.</text:p>
          </table:table-cell>
        </table:table-row>
        <table:table-row table:style-name="Таблица1.1">
          <table:table-cell table:style-name="Таблица1.A2" office:value-type="string">
            <text:p text:style-name="P69">continue</text:p>
          </table:table-cell>
          <table:table-cell table:style-name="Таблица1.B2" office:value-type="string">
            <text:p text:style-name="P69">Продолжение выполнения программы после остановки.</text:p>
          </table:table-cell>
        </table:table-row>
        <table:table-row table:style-name="Таблица1.1">
          <table:table-cell table:style-name="Таблица1.A2" office:value-type="string">
            <text:p text:style-name="P69">quit</text:p>
          </table:table-cell>
          <table:table-cell table:style-name="Таблица1.B2" office:value-type="string">
            <text:p text:style-name="P69">Выход из отладчика.</text:p>
          </table:table-cell>
        </table:table-row>
      </table:table>
      <text:p text:style-name="P13"/>
      <text:list xml:id="list549604951" text:style-name="WWNum3">
        <text:list-item>
          <text:p text:style-name="P35"><text:span text:style-name="T10">Сценарий выполнения работы </text:span><text:span text:style-name="T31">[план работы,</text:span><text:span text:style-name="T10"> </text:span><text:span text:style-name="T31">первоначальный текст программы в черновике</text:span><text:span text:style-name="T10"> </text:span><text:span text:style-name="T31">(можно на отдельном листе)</text:span><text:span text:style-name="T10"> </text:span><text:span text:style-name="T31">и</text:span><text:span text:style-name="T10"> </text:span><text:span text:style-name="T31">тесты либо соображения по тестированию].</text:span></text:p>
        </text:list-item>
      </text:list>
      <text:p text:style-name="P12"/>
      <text:p text:style-name="P1">Тесты:</text:p>
      <text:p text:style-name="P1">Input: 0</text:p>
      <text:p text:style-name="P1">Output: Error</text:p>
      <text:p text:style-name="P1"/>
      <text:list xml:id="list1981777184" text:style-name="WWNum7">
        <text:list-item>
          <text:p text:style-name="P37">Скомпилируем при помощи команды gcc и ключа -g программу main.c (gcc -g main.c)</text:p>
        </text:list-item>
        <text:list-item>
          <text:p text:style-name="P37">Запустим отладку с помощью команды gdb (gdb a.out)</text:p>
        </text:list-item>
        <text:list-item>
          <text:p text:style-name="P37">Проделаем все действие по отладке программы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Пункты 1-7 отчета составляются строго до начала лабораторной работы.</text:p>
      <text:p text:style-name="P24"><text:span text:style-name="T13"><text:tab/><text:tab/><text:tab/><text:tab/>Допущен к выполнению работы. </text:span><text:span text:style-name="T10">Подпись препод</text:span><text:bookmark text:name="_GoBack"/><text:span text:style-name="T10">авателя</text:span><text:span text:style-name="T13"> </text:span><text:span text:style-name="T10">_____________________</text:span></text:p>
      <text:list xml:id="list2324264853" text:style-name="WWNum4">
        <text:list-item>
          <text:p text:style-name="P48"><text:span text:style-name="T10">Распечатка протокола </text:span><text:span text:style-name="T31">(подклеить листинг окончательного варианта программы с тестовыми примерами,</text:span><text:span text:style-name="T10"> </text:span><text:span text:style-name="T31">подписанный</text:span><text:span text:style-name="T10"> </text:span><text:span text:style-name="T31">преподавателем).</text:span></text:p>
        </text:list-item>
      </text:list>
      <text:p text:style-name="P49">angrytea@CalmCoffee:~$ gcc -g 10.c</text:p>
      <text:p text:style-name="P49">angrytea@CalmCoffee:~$ gdb a.out</text:p>
      <text:p text:style-name="P49">GNU gdb (Ubuntu 9.2-0ubuntu1~20.04.1) 9.2</text:p>
      <text:p text:style-name="P49">Copyright (C) 2020 Free Software Foundation, Inc.</text:p>
      <text:p text:style-name="P49">License GPLv3+: GNU GPL version 3 or later &lt;http://gnu.org/licenses/gpl.html&gt;</text:p>
      <text:p text:style-name="P49">This is free software: you are free to change and redistribute it.</text:p>
      <text:p text:style-name="P49">There is NO WARRANTY, to the extent permitted by law.</text:p>
      <text:p text:style-name="P49">Type "show copying" and "show warranty" for details.</text:p>
      <text:p text:style-name="P49">This GDB was configured as "x86_64-linux-gnu".</text:p>
      <text:p text:style-name="P49">Type "show configuration" for configuration details.</text:p>
      <text:p text:style-name="P49">For bug reporting instructions, please see:</text:p>
      <text:p text:style-name="P49">&lt;http://www.gnu.org/software/gdb/bugs/&gt;.</text:p>
      <text:p text:style-name="P49">Find the GDB manual and other documentation resources online at:</text:p>
      <text:p text:style-name="P49"><text:s text:c="4"/>&lt;http://www.gnu.org/software/gdb/documentation/&gt;.</text:p>
      <text:p text:style-name="P49"/>
      <text:p text:style-name="P49">For help, type "help".</text:p>
      <text:p text:style-name="P49">Type "apropos word" to search for commands related to "word"...</text:p>
      <text:p text:style-name="P49">Reading symbols from a.out...</text:p>
      <text:p text:style-name="P49">(gdb) help running</text:p>
      <text:p text:style-name="P49">Running the program.</text:p>
      <text:p text:style-name="P49"/>
      <text:p text:style-name="P49">List of commands:</text:p>
      <text:p text:style-name="P49"/>
      <text:p text:style-name="P49">advance -- Continue the program up to the given location (same form as args for break command).</text:p>
      <text:p text:style-name="P49">attach -- Attach to a process or file outside of GDB.</text:p>
      <text:p text:style-name="P49">continue -- Continue program being debugged, after signal or breakpoint.</text:p>
      <text:p text:style-name="P49">detach -- Detach a process or file previously attached.</text:p>
      <text:p text:style-name="P49">detach checkpoint -- Detach from a checkpoint (experimental).</text:p>
      <text:p text:style-name="P49">detach inferiors -- Detach from inferior ID (or list of IDS).</text:p>
      <text:p text:style-name="P49">disconnect -- Disconnect from a target.</text:p>
      <text:p text:style-name="P49">finish -- Execute until selected stack frame returns.</text:p>
      <text:p text:style-name="P49">handle -- Specify how to handle signals.</text:p>
      <text:p text:style-name="P49">inferior -- Use this command to switch between inferiors.</text:p>
      <text:p text:style-name="P49">interrupt -- Interrupt the execution of the debugged program.</text:p>
      <text:p text:style-name="P49">jump -- Continue program being debugged at specified line or address.</text:p>
      <text:p text:style-name="P49">kill -- Kill execution of program being debugged.</text:p>
      <text:p text:style-name="P49">kill inferiors -- Kill inferior ID (or list of IDs).</text:p>
      <text:p text:style-name="P49">next -- Step program, proceeding through subroutine calls.</text:p>
      <text:p text:style-name="P49">nexti -- Step one instruction, but proceed through subroutine calls.</text:p>
      <text:p text:style-name="P49">queue-signal -- Queue a signal to be delivered to the current thread when it is resumed.</text:p>
      <text:p text:style-name="P49">--Type &lt;RET&gt; for more, q to quit, c to continue without paging--ret</text:p>
      <text:p text:style-name="P49">reverse-continue -- Continue program being debugged but run it in reverse.</text:p>
      <text:p text:style-name="P49">reverse-finish -- Execute backward until just before selected stack frame is called.</text:p>
      <text:p text:style-name="P49">reverse-next -- Step program backward, proceeding through subroutine calls.</text:p>
      <text:p text:style-name="P49">reverse-nexti -- Step backward one instruction, but proceed through called subroutines.</text:p>
      <text:p text:style-name="P49">reverse-step -- Step program backward until it reaches the beginning of another source line.</text:p>
      <text:p text:style-name="P49">reverse-stepi -- Step backward exactly one instruction.</text:p>
      <text:p text:style-name="P49">run -- Start debugged program.</text:p>
      <text:p text:style-name="P49">signal -- Continue program with the specified signal.</text:p>
      <text:p text:style-name="P49">start -- Start the debugged program stopping at the beginning of the main procedure.</text:p>
      <text:p text:style-name="P49">starti -- Start the debugged program stopping at the first instruction.</text:p>
      <text:p text:style-name="P49">step -- Step program until it reaches a different source line.</text:p>
      <text:p text:style-name="P49">stepi -- Step one instruction exactly.</text:p>
      <text:p text:style-name="P49">taas -- Apply a command to all threads (ignoring errors and empty output).</text:p>
      <text:p text:style-name="P49">target -- Connect to a target machine or process.</text:p>
      <text:p text:style-name="P49">target core -- Use a core file as a target.</text:p>
      <text:p text:style-name="P49">target ctf -- (Use a CTF directory as a target.</text:p>
      <text:p text:style-name="P49">target exec -- Use an executable file as a target.</text:p>
      <text:p text:style-name="P49">target extended-remote -- Use a remote computer via a serial line, using a gdb-specific protocol.</text:p>
      <text:p text:style-name="P49">--Type &lt;RET&gt; for more, q to quit, c to continue without paging--q</text:p>
      <text:p text:style-name="P49">Quit</text:p>
      <text:p text:style-name="P49">(gdb) list</text:p>
      <text:p text:style-name="P49">1<text:tab/>#include &lt;stdio.h&gt;</text:p>
      <text:p text:style-name="P49">2<text:tab/></text:p>
      <text:p text:style-name="P49">3<text:tab/>int main() {</text:p>
      <text:p text:style-name="P49">4<text:tab/> <text:s text:c="3"/>int a, n, p = 0;</text:p>
      <text:p text:style-name="P49"><text:soft-page-break/>5<text:tab/> <text:s text:c="3"/>float s = 0;</text:p>
      <text:p text:style-name="P49">6<text:tab/> <text:s text:c="3"/>printf("%s\n", "Введите число n");</text:p>
      <text:p text:style-name="P49">7<text:tab/> <text:s text:c="3"/>scanf("%d", &amp;n); // Считывание количества чисел</text:p>
      <text:p text:style-name="P49">8<text:tab/> <text:s text:c="3"/>printf("Введите числа \n");</text:p>
      <text:p text:style-name="P49">9<text:tab/> <text:s text:c="2"/>for (int i = 0; i &lt; n; i++) {</text:p>
      <text:p text:style-name="P49">10<text:tab/> <text:s text:c="6"/>scanf("%d", &amp;a);</text:p>
      <text:p text:style-name="P49">(gdb) break 10</text:p>
      <text:p text:style-name="P49">Breakpoint 1 at 0x120d: file 10.c, line 10.</text:p>
      <text:p text:style-name="P49">(gdb) break 18</text:p>
      <text:p text:style-name="P49">No line 18 in the current file.</text:p>
      <text:p text:style-name="P49">Make breakpoint pending on future shared library load? (y or [n]) y</text:p>
      <text:p text:style-name="P49">Breakpoint 2 (18) pending.</text:p>
      <text:p text:style-name="P49">(gdb) set args 1 1</text:p>
      <text:p text:style-name="P49">(gdb) show args</text:p>
      <text:p text:style-name="P49">Argument list to give program being debugged when it is started is "1 1".</text:p>
      <text:p text:style-name="P49">(gdb) run</text:p>
      <text:p text:style-name="P49">Starting program: /home/angrytea/a.out 1 1</text:p>
      <text:p text:style-name="P49">Введите число n</text:p>
      <text:p text:style-name="P49">2</text:p>
      <text:p text:style-name="P49">Введите числа </text:p>
      <text:p text:style-name="P49"/>
      <text:p text:style-name="P49">Breakpoint 1, main () at 10.c:10</text:p>
      <text:p text:style-name="P49">10<text:tab/> <text:s text:c="6"/>scanf("%d", &amp;a);</text:p>
      <text:p text:style-name="P49">(gdb) print a</text:p>
      <text:p text:style-name="P49">$1 = 0</text:p>
      <text:p text:style-name="P49">(gdb) print n</text:p>
      <text:p text:style-name="P49">$2 = 2</text:p>
      <text:p text:style-name="P49">(gdb) print p</text:p>
      <text:p text:style-name="P49">$3 = 0</text:p>
      <text:p text:style-name="P49">(gdb) set var a = 1000</text:p>
      <text:p text:style-name="P49">(gdb) print a</text:p>
      <text:p text:style-name="P49">$4 = 1000</text:p>
      <text:p text:style-name="P49">(gdb) ptype a</text:p>
      <text:p text:style-name="P49">type = int</text:p>
      <text:p text:style-name="P49">(gdb) bt</text:p>
      <text:p text:style-name="P49">#0 <text:s/>main () at 10.c:10</text:p>
      <text:p text:style-name="P25">(gdb) continue</text:p>
      <text:p text:style-name="P25">Continuing.</text:p>
      <text:p text:style-name="P25">Введите число n</text:p>
      <text:p text:style-name="P25">0</text:p>
      <text:p text:style-name="P25">Введите числа </text:p>
      <text:p text:style-name="P25"/>
      <text:p text:style-name="P25">Breakpoint 2, main () at main.c:18</text:p>
      <text:p text:style-name="P25">18<text:tab/> <text:s text:c="2"/>s = p/n;</text:p>
      <text:p text:style-name="P25">(gdb) print n</text:p>
      <text:p text:style-name="P25">$5 = 0</text:p>
      <text:p text:style-name="P25">(gdb) print s</text:p>
      <text:p text:style-name="P25">$6 = 0</text:p>
      <text:p text:style-name="P25">(gdb) set var n = 1</text:p>
      <text:p text:style-name="P25">(gdb) continue</text:p>
      <text:p text:style-name="P25">Continuing.</text:p>
      <text:p text:style-name="P25">0.000000 </text:p>
      <text:p text:style-name="P25">[Inferior 1 (process 23551) exited normally]</text:p>
      <text:p text:style-name="P25">(gdb) quit</text:p>
      <text:p text:style-name="P50">angrytea@CalmCoffee:~$</text:p>
      <text:p text:style-name="P51"/>
      <text:list xml:id="list3289218142" text:style-name="WWNum5">
        <text:list-item>
          <text:p text:style-name="P53"><text:span text:style-name="T10">Дневник отладки </text:span><text:span text:style-name="T31">должен содержать дату и время сеансов отладки, и основные события</text:span><text:span text:style-name="T10"> </text:span><text:span text:style-name="T31">(ошибки в сценарии и программе,</text:span><text:span text:style-name="T10"> </text:span><text:span text:style-name="T31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54">№</text:p>
          </table:table-cell>
          <table:table-cell table:style-name="Таблица2.B1" office:value-type="string">
            <text:p text:style-name="P57">Лаб.</text:p>
          </table:table-cell>
          <table:table-cell table:style-name="Таблица2.B1" office:value-type="string">
            <text:p text:style-name="P58">Дата</text:p>
          </table:table-cell>
          <table:table-cell table:style-name="Таблица2.B1" office:value-type="string">
            <text:p text:style-name="P58">Время</text:p>
          </table:table-cell>
          <table:table-cell table:style-name="Таблица2.B1" office:value-type="string">
            <text:p text:style-name="P59">Событие</text:p>
          </table:table-cell>
          <table:table-cell table:style-name="Таблица2.B1" office:value-type="string">
            <text:p text:style-name="P60">Действие по исправлению</text:p>
          </table:table-cell>
          <table:table-cell table:style-name="Таблица2.B1" office:value-type="string">
            <text:p text:style-name="P61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5"/>
          </table:table-cell>
          <table:table-cell table:style-name="Таблица2.B2" office:value-type="string">
            <text:p text:style-name="P57">или</text:p>
          </table:table-cell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5"/>
          </table:table-cell>
        </table:table-row>
        <table:table-row table:style-name="Таблица2.3">
          <table:table-cell table:style-name="Таблица2.A3" office:value-type="string">
            <text:p text:style-name="P15"/>
          </table:table-cell>
          <table:table-cell table:style-name="Таблица2.B3" office:value-type="string">
            <text:p text:style-name="P57">дом.</text:p>
          </table:table-cell>
          <table:table-cell table:style-name="Таблица2.B3" office:value-type="string">
            <text:p text:style-name="P15"/>
          </table:table-cell>
          <table:table-cell table:style-name="Таблица2.B3" office:value-type="string">
            <text:p text:style-name="P15"/>
          </table:table-cell>
          <table:table-cell table:style-name="Таблица2.B3" office:value-type="string">
            <text:p text:style-name="P15"/>
          </table:table-cell>
          <table:table-cell table:style-name="Таблица2.B3" office:value-type="string">
            <text:p text:style-name="P15"/>
          </table:table-cell>
          <table:table-cell table:style-name="Таблица2.B3" office:value-type="string">
            <text:p text:style-name="P15"/>
          </table:table-cell>
        </table:table-row>
        <table:table-row table:style-name="Таблица2.4">
          <table:table-cell table:style-name="Таблица2.A3" office:value-type="string">
            <text:p text:style-name="P9"/>
          </table:table-cell>
          <table:table-cell table:style-name="Таблица2.B3" office:value-type="string">
            <text:p text:style-name="P9"/>
          </table:table-cell>
          <table:table-cell table:style-name="Таблица2.B3" office:value-type="string">
            <text:p text:style-name="P9"/>
          </table:table-cell>
          <table:table-cell table:style-name="Таблица2.B3" office:value-type="string">
            <text:p text:style-name="P9"/>
          </table:table-cell>
          <table:table-cell table:style-name="Таблица2.B3" office:value-type="string">
            <text:p text:style-name="P9"/>
          </table:table-cell>
          <table:table-cell table:style-name="Таблица2.B3" office:value-type="string">
            <text:p text:style-name="P9"/>
          </table:table-cell>
          <table:table-cell table:style-name="Таблица2.B3" office:value-type="string">
            <text:p text:style-name="P9"/>
          </table:table-cell>
        </table:table-row>
      </table:table>
      <text:p text:style-name="P16"/>
      <text:list xml:id="list2383781931" text:style-name="WWNum6">
        <text:list-item>
          <text:p text:style-name="P62"><text:span text:style-name="T10">Замечания автора </text:span><text:span text:style-name="T3">по существу работы</text:span><text:span text:style-name="T5"> <text:s text:c="193"/></text:span></text:p>
        </text:list-item>
      </text:list>
      <text:p text:style-name="P56"><text:s text:c="194"/></text:p>
      <text:p text:style-name="P56"><text:s text:c="194"/></text:p>
      <text:p text:style-name="P56"><text:s text:c="194"/></text:p>
      <text:p text:style-name="P27"/>
      <text:list xml:id="list224943346932330" text:continue-numbering="true" text:style-name="WWNum6">
        <text:list-item>
          <text:p text:style-name="P63">Выводы</text:p>
        </text:list-item>
      </text:list>
      <text:p text:style-name="P18"/>
      <text:p text:style-name="P26"><text:span text:style-name="T5"><text:s text:c="6"/>Я научил</text:span><text:span text:style-name="T6">ась</text:span><text:span text:style-name="T5"> </text:span><text:span text:style-name="T25">отлаживать простейшие программы, написанные на языке Си.</text:span><text:span text:style-name="T5"> <text:s text:c="249"/></text:span></text:p>
      <text:p text:style-name="P55"><text:s text:c="194"/></text:p>
      <text:p text:style-name="P55"><text:s text:c="194"/></text:p>
      <text:p text:style-name="P55"><text:s text:c="194"/></text:p>
      <text:p text:style-name="P55"><text:s text:c="194"/></text:p>
      <text:p text:style-name="P55"><text:s text:c="194"/></text:p>
      <text:p text:style-name="P55"><text:s text:c="194"/></text:p>
      <text:p text:style-name="P28"/>
      <text:p text:style-name="P17"/>
      <text:p text:style-name="P64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9"/>
      <text:p text:style-name="P65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Маркеры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fo:font-weight="bold" style:font-weight-asian="bold" style:font-weight-complex="bold"/>
    </style:style>
    <style:style style:name="ListLabel_20_7" style:display-name="ListLabel 7" style:family="text">
      <style:text-properties fo:font-weight="bold" style:font-weight-asian="bold" style:font-weight-complex="bold"/>
    </style:style>
    <style:style style:name="ListLabel_20_8" style:display-name="ListLabel 8" style:family="text">
      <style:text-properties fo:font-weight="bold" style:font-weight-asian="bold" style:font-weight-complex="bold"/>
    </style:style>
    <style:style style:name="ListLabel_20_9" style:display-name="ListLabel 9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0:29:00</meta:creation-date>
    <meta:initial-creator>Windows User</meta:initial-creator>
    <dc:language>ru-RU</dc:language>
    <dc:date>2022-12-20T22:49:41.989781313</dc:date>
    <meta:editing-cycles>26</meta:editing-cycles>
    <meta:editing-duration>PT5H4M39S</meta:editing-duration>
    <meta:generator>LibreOffice/6.4.7.2$Linux_X86_64 LibreOffice_project/40$Build-2</meta:generator>
    <meta:document-statistic meta:table-count="2" meta:image-count="0" meta:object-count="0" meta:page-count="5" meta:paragraph-count="220" meta:word-count="1342" meta:character-count="13966" meta:non-whitespace-character-count="9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